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ing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initeBackground Fix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126" office:value-type="string" calcext:value-type="string">
            <text:p>Char Design (cube 5) angefangen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 fertig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angefangen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weitermach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beispiele angucken</text:p>
          </table:table-cell>
          <table:table-cell table:style-name="ce134" office:value-type="date" office:date-value="2021-04-22" calcext:value-type="date">
            <text:p>22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angefangen</text:p>
          </table:table-cell>
          <table:table-cell table:style-name="ce134" office:value-type="date" office:date-value="2021-04-23" calcext:value-type="date">
            <text:p>23.04.21</text:p>
          </table:table-cell>
          <table:table-cell table:style-name="ce87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 (versuch)</text:p>
          </table:table-cell>
          <table:table-cell table:style-name="ce134" office:value-type="date" office:date-value="2021-04-26" calcext:value-type="date">
            <text:p>26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fertigstellen</text:p>
          </table:table-cell>
          <table:table-cell table:style-name="ce134" office:value-type="date" office:date-value="2021-04-27" calcext:value-type="date">
            <text:p>27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26"/>
          <table:table-cell table:style-name="ce40"/>
          <table:table-cell table:style-name="ce8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102" calcext:value-type="float">
            <text:p>10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22" calcext:value-type="float">
            <text:p>2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21" calcext:value-type="float">
            <text:p>21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 style:data-style-name="N2" text:time-value="09:44:56.8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32</meta:editing-cycles>
    <meta:editing-duration>PT2H18M59S</meta:editing-duration>
    <dc:date>2021-04-29T09:47:22.643000000</dc:date>
    <meta:document-statistic meta:table-count="1" meta:cell-count="682" meta:object-count="0"/>
  </office:meta>
</office:document-meta>
</file>